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table:number-columns-repeated="2"/>
          <table:table-cell table:formula="of:=19.5/20" office:value-type="float" office:value="0.975" calcext:value-type="float">
            <text:p>0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table:number-columns-repeated="2"/>
          <table:table-cell table:formula="of:=19/20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table:number-columns-repeated="2"/>
          <table:table-cell table:formula="of:=16.5/20" office:value-type="float" office:value="0.825" calcext:value-type="float">
            <text:p>0.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table:number-columns-repeated="2"/>
          <table:table-cell table:formula="of:=19.5/20" office:value-type="float" office:value="0.975" calcext:value-type="float">
            <text:p>0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table:number-columns-repeated="2"/>
          <table:table-cell table:formula="of:=18.5/20" office:value-type="float" office:value="0.925" calcext:value-type="float">
            <text:p>0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table:number-columns-repeated="2"/>
          <table:table-cell table:formula="of:=20/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table:number-columns-repeated="2"/>
          <table:table-cell table:formula="of:=18.75/20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table:number-columns-repeated="2"/>
          <table:table-cell table:formula="of:=19.25/20" office:value-type="float" office:value="0.9625" calcext:value-type="float">
            <text:p>0.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table:number-columns-repeated="2"/>
          <table:table-cell table:formula="of:=19.25/20" office:value-type="float" office:value="0.9625" calcext:value-type="float">
            <text:p>0.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table:number-columns-repeated="2"/>
          <table:table-cell table:formula="of:=18.25/20" office:value-type="float" office:value="0.9125" calcext:value-type="float">
            <text:p>0.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table:number-columns-repeated="2"/>
          <table:table-cell table:formula="of:=16.5/20" office:value-type="float" office:value="0.825" calcext:value-type="float">
            <text:p>0.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table:number-columns-repeated="2"/>
          <table:table-cell table:formula="of:=17.75/20" office:value-type="float" office:value="0.8875" calcext:value-type="float">
            <text:p>0.8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table:number-columns-repeated="2"/>
          <table:table-cell table:formula="of:=16.25/20" office:value-type="float" office:value="0.8125" calcext:value-type="float">
            <text:p>0.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table:number-columns-repeated="2"/>
          <table:table-cell table:formula="of:=19.5/20" office:value-type="float" office:value="0.975" calcext:value-type="float">
            <text:p>0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table:number-columns-repeated="2"/>
          <table:table-cell table:formula="of:=18.75/20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table:number-columns-repeated="2"/>
          <table:table-cell table:formula="of:=15.75/20" office:value-type="float" office:value="0.7875" calcext:value-type="float">
            <text:p>0.7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table:number-columns-repeated="2"/>
          <table:table-cell table:formula="of:=19/20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table:number-columns-repeated="2"/>
          <table:table-cell table:formula="of:=18.75/20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/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table:number-columns-repeated="2"/>
          <table:table-cell table:formula="of:=18.75/20" office:value-type="float" office:value="0.9375" calcext:value-type="float">
            <text:p>0.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table:number-columns-repeated="2"/>
          <table:table-cell table:formula="of:=19/20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table:number-columns-repeated="2"/>
          <table:table-cell table:formula="of:=20/20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07">00/00/0000</text:date>, <text:time style:data-style-name="N2" text:time-value="16:08:28.45570184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3-07T16:18:13.518923063</dc:date>
    <meta:editing-duration>PT13M55S</meta:editing-duration>
    <meta:editing-cycles>7</meta:editing-cycles>
    <meta:document-statistic meta:table-count="1" meta:cell-count="109" meta:object-count="0"/>
  </office:meta>
</office:document-meta>
</file>